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style:font-name="Tw Cen MT" fo:font-size="22pt" style:font-size-asian="22pt" style:font-size-complex="22pt"/>
    </style:style>
    <style:style style:name="P4" style:family="paragraph" style:parent-style-name="Standard">
      <style:paragraph-properties fo:text-align="center" style:justify-single-word="false"/>
      <style:text-properties style:font-name="Tw Cen MT" fo:font-size="36pt" style:font-size-asian="36pt" style:font-size-complex="36pt"/>
    </style:style>
    <style:style style:name="P5" style:family="paragraph" style:parent-style-name="Standard">
      <style:paragraph-properties fo:text-align="center" style:justify-single-word="false"/>
      <style:text-properties style:font-name="Tw Cen MT" fo:font-size="54pt" style:font-size-asian="54pt" style:font-size-complex="54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master-page-name="First_20_Page">
      <style:paragraph-properties fo:text-align="center" style:justify-single-word="false" style:page-number="auto"/>
      <style:text-properties style:font-name="Tw Cen MT" fo:font-size="36pt" style:font-size-asian="36pt" style:font-size-complex="36pt"/>
    </style:style>
    <style:style style:name="P8" style:family="paragraph" style:parent-style-name="Standard" style:master-page-name="Standard">
      <style:paragraph-properties fo:text-align="center" style:justify-single-word="false" style:page-number="1"/>
      <style:text-properties fo:font-size="28pt" style:font-size-asian="28pt" style:font-size-complex="28pt"/>
    </style:style>
    <style:style style:name="P9" style:family="paragraph" style:parent-style-name="Standard" style:list-style-name="L1">
      <style:paragraph-properties fo:text-align="start"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11"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1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T1" style:family="text">
      <style:text-properties style:text-position="0% 100%"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4"/>
      <text:p text:style-name="P4"/>
      <text:p text:style-name="P4"/>
      <text:p text:style-name="P4"/>
      <text:p text:style-name="P5">Mercury Engine<text:span text:style-name="T1">(r)</text:span></text:p>
      <text:p text:style-name="P3"/>
      <text:p text:style-name="P3">Evil Quail LLC.</text:p>
      <text:p text:style-name="P8"/>
      <text:p text:style-name="P1"/>
      <text:p text:style-name="P1"/>
      <text:p text:style-name="P1"/>
      <text:p text:style-name="P1"/>
      <text:p text:style-name="P1"><text:line-break/></text:p>
      <text:p text:style-name="P1"/>
      <text:p text:style-name="P1">User Input</text:p>
      <text:p text:style-name="P1"/>
      <text:p text:style-name="P8"/>
      <text:p text:style-name="P2"/>
      <text:p text:style-name="P6"><text:tab/>Input from users is managed by modules called Input Sources. These sources encapsulate the particulars of an source of input by abstracting the capabilities into several predictable models, or Input Conditions. These conditions include:</text:p>
      <text:list xml:id="list8866873818442244472" text:style-name="L1">
        <text:list-item>
          <text:p text:style-name="P9">Button up or down ("ButtonUp, ButtonDown")</text:p>
        </text:list-item>
        <text:list-item>
          <text:p text:style-name="P9">Button Pressed ("ButtonPressed")</text:p>
        </text:list-item>
        <text:list-item>
          <text:p text:style-name="P9">Trigger within tolerance ("Trigger")</text:p>
        </text:list-item>
        <text:list-item>
          <text:p text:style-name="P9">Stick within ranges ("Stick")</text:p>
        </text:list-item>
      </text:list>
      <text:p text:style-name="P6"/>
      <text:p text:style-name="P6"><text:tab/>What kinds of conditions are supported by an Input Source's source are up to it. In many cases, a single source of input from a device, such as a gamepad's left-stick, can generate multiple kinds of conditons, such as if it's moved to the left, if it's clicked, and so forth. Often these can be interpreted in a number of differnt ways, which means a single source within an Input Source could be used for many different kinds of conditions.</text:p>
      <text:p text:style-name="P6"><text:tab/></text:p>
      <text:p text:style-name="P6"><text:tab/>These Input Sources are managed by the Input Manager, and are accessible by a unique name.</text:p>
      <text:p text:style-name="P6"/>
      <text:p text:style-name="P6"><text:tab/>The Input Manager can create an Input Condition from an XML node. Here is a brief explanation of the expected XML node format:</text:p>
      <text:p text:style-name="P6">&lt;<text:span text:style-name="T2">name_of_the_node </text:span><text:span text:style-name="T3">input="</text:span><text:span text:style-name="T2">input_source_name</text:span><text:span text:style-name="T3">" subsource</text:span><text:span text:style-name="T2">=</text:span><text:span text:style-name="T3">"</text:span><text:span text:style-name="T2">subsource_index</text:span><text:span text:style-name="T3">" name="</text:span><text:span text:style-name="T2">name_of_source's_source</text:span><text:span text:style-name="T3">" </text:span><text:span text:style-name="T2">additional_attributes</text:span><text:span text:style-name="T3">.../</text:span><text:span text:style-name="T2">&gt;</text:span></text:p>
      <text:p text:style-name="P11"/>
      <text:p text:style-name="P15"/>
      <text:p text:style-name="P11"/>
      <text:p text:style-name="P14">Input Condition</text:p>
      <text:p text:style-name="P13"><text:tab/>An Input Condition is a condition that is <text:span text:style-name="T2">true</text:span> when the the configured inputs conditions are met. When the condition is met, <text:span text:style-name="T2">IsTrue() == true</text:span>, then <text:span text:style-name="T2">GetValue()</text:span> is used to get a V3 scalar whose components have values between -1 and 1, depending on the type of the Input Condition. When <text:span text:style-name="T2">IsTrue() == false</text:span>, then GetValue() will return a V3 with all components set to 0.</text:p>
      <text:p text:style-name="P13"/>
      <text:p text:style-name="P12">Interfaces:</text:p>
      <text:p text:style-name="P11">input::IInputCondition::ptr</text:p>
      <text:p text:style-name="P11">bool IInputCondition::IsTrue() const</text:p>
      <text:p text:style-name="P11">unify::V3&lt; float &gt; IInputCondition::GetValue() const</text:p>
      <text:p text:style-name="P11"/>
      <text:p text:style-name="P14">Input Action</text:p>
      <text:p text:style-name="P11"><text:tab/>An Input Action is an <text:span text:style-name="T2">action</text:span> that requires an Input Condition as input. The action is performed when the Input Condition has been met. This allows the action to use the Input Conditions value in a particular way.</text:p>
      <text:p text:style-name="P10"/>
      <text:p text:style-name="P12">Intefaces:</text:p>
      <text:p text:style-name="P11">input::IInputAction::ptr</text:p>
      <text:p text:style-name="P11">bool Perform( IInputCondiiton * input )</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3</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9M4S</meta:editing-duration>
    <meta:editing-cycles>15</meta:editing-cycles>
    <meta:generator>OpenOffice/4.1.3$Win32 OpenOffice.org_project/413m1$Build-9783</meta:generator>
    <dc:date>2017-03-22T12:21:50.33</dc:date>
    <dc:creator>Quentin Smith</dc:creator>
    <meta:document-statistic meta:table-count="0" meta:image-count="0" meta:object-count="0" meta:page-count="6" meta:paragraph-count="26" meta:word-count="313" meta:character-count="2019"/>
    <meta:user-defined meta:name="Info 1"/>
    <meta:user-defined meta:name="Info 2"/>
    <meta:user-defined meta:name="Info 3"/>
    <meta:user-defined meta:name="Info 4"/>
  </office:meta>
</office:document-meta>
</file>